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8b2479" style:parent-style-name="Default_20_Paragraph_20_Font">
      <style:text-properties fo:font-weight="bold" style:font-weight-asian="bold"/>
    </style:style>
    <style:style style:family="text" style:name="a9315a7" style:parent-style-name="Default_20_Paragraph_20_Font">
      <style:text-properties fo:font-style="italic" style:font-style-asian="italic"/>
    </style:style>
    <style:style style:family="text" style:name="a521dfc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c57e88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6016af" style:parent-style-name="Default_20_Paragraph_20_Font">
      <style:text-properties fo:color="#ff0000"/>
    </style:style>
    <style:style style:family="text" style:name="a43bb9d" style:parent-style-name="Default_20_Paragraph_20_Font">
      <style:text-properties fo:background-color="#ffff00"/>
    </style:style>
    <style:style style:family="text" style:name="a2ba283" style:parent-style-name="Default_20_Paragraph_20_Font">
      <style:text-properties style:text-position="sub 67%"/>
    </style:style>
    <style:style style:family="text" style:name="a40a519" style:parent-style-name="Default_20_Paragraph_20_Font">
      <style:text-properties style:text-position="super 67%"/>
    </style:style>
    <style:style style:family="text" style:name="a4fefa5" style:parent-style-name="Default_20_Paragraph_20_Font">
      <style:text-properties fo:font-size="16pt" style:font-size-asian="16pt" style:font-size-complex="16pt"/>
    </style:style>
    <style:style style:family="text" style:name="a09ea2a" style:parent-style-name="Default_20_Paragraph_20_Font">
      <style:text-properties style:font-name="Courier New" style:font-name-complex="Courier New"/>
    </style:style>
    <style:style style:family="text" style:name="a100510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29fdf7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8b2479">Lorem ipsum</text:span> dolor sit amet…</text:p>
      <text:h text:outline-level="2" text:style-name="Heading_20_2">Italic</text:h>
      <text:p text:style-name="Normal"><text:span text:style-name="a9315a7">Lorem<text:s/>svante ipsum</text:span> dolor sit amet…</text:p>
      <text:h text:outline-level="2" text:style-name="Heading_20_2">Underline</text:h>
      <text:p text:style-name="Normal"><text:span text:style-name="a521dfc">Lorem ipsum</text:span> dolor sit amet…</text:p>
      <text:h text:outline-level="2" text:style-name="Heading_20_2">Bold+Italic+Underline</text:h>
      <text:p text:style-name="Normal"><text:span text:style-name="ac57e88">Lorem ipsum</text:span> dolor sit amet…</text:p>
      <text:h text:outline-level="2" text:style-name="Heading_20_2">Text Color</text:h>
      <text:p text:style-name="Normal"><text:span text:style-name="a6016af">Lorem ipsum</text:span> dolor sit amet…</text:p>
      <text:h text:outline-level="2" text:style-name="Heading_20_2">Highlight Color</text:h>
      <text:p text:style-name="Normal"><text:span text:style-name="a43bb9d">Lorem ipsum</text:span> dolor sit amet…</text:p>
      <text:h text:outline-level="2" text:style-name="Heading_20_2">Subscript + Superscript</text:h>
      <text:p text:style-name="Normal"><text:span text:style-name="a2ba283">Lorem</text:span> <text:span text:style-name="a40a519">ipsum</text:span> dolor sit amet…</text:p>
      <text:h text:outline-level="2" text:style-name="Heading_20_2">Font Size</text:h>
      <text:p text:style-name="Normal"><text:span text:style-name="a4fefa5">Lorem ipsum</text:span> dolor sit amet…</text:p>
      <text:h text:outline-level="2" text:style-name="Heading_20_2">Font Name</text:h>
      <text:p text:style-name="Normal"><text:span text:style-name="a09ea2a">Lorem ipsum</text:span> dolor sit amet…</text:p>
      <text:h text:outline-level="2" text:style-name="Heading_20_2">Strikethrough</text:h>
      <text:p text:style-name="Marginalia"><text:span text:style-name="a100510">Lorem ipsum</text:span> do<text:span text:style-name="T13">lor sit </text:span>amet…</text:p>
      <text:h text:outline-level="2" text:style-name="Heading_20_2">Double Strikethrough</text:h>
      <text:p text:style-name="Marginalia"><text:span text:style-name="a29fdf7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8-04-06T23:27:01</dc:date>
    <meta:editing-cycles>5</meta:editing-cycles>
    <meta:editing-duration>PT0.084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